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name-asian="Segoe UI1" style:font-size-asian="8.5pt" style:font-style-asian="italic" style:font-name-complex="Segoe UI1" style:font-size-complex="8.5pt" style:font-style-complex="italic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45cm" svg:y="1.001cm">
          <draw:text-box>
            <text:p text:style-name="P1"><text:span text:style-name="T1">First Reading</text:span></text:p>
            <text:p text:style-name="P1"><text:span text:style-name="T2">Acts 4:32-3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6.263cm" svg:x="1.524cm" svg:y="0.849cm">
          <draw:text-box>
            <text:p text:style-name="P4"><text:span text:style-name="T3">32</text:span><text:span text:style-name="T4">Now the full number of those w</text:span><text:span text:style-name="T5">ho believed were of one heart and soul, and no one said that any of the things that belonged to him was his own, but they had everything in comm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7" draw:layer="layout" svg:width="24.892cm" svg:height="6.263cm" svg:x="1.524cm" svg:y="0.745cm">
          <draw:text-box>
            <text:p text:style-name="P4"><text:span text:style-name="T6">33</text:span><text:span text:style-name="T5">And with great power the apostles were giving their testimony to the resurrection of the Lord Jesus, and great grace was upon them all. </text:span><text:span text:style-name="T6">34</text:span><text:span text:style-name="T5">There was not a needy person among them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5" draw:layer="layout" svg:width="24.363cm" svg:height="6.327cm" svg:x="2.057cm" svg:y="1.039cm">
          <draw:text-box>
            <text:p text:style-name="P8"><text:span text:style-name="T5">for as many as were owners of lands or houses sold them and brought the proceeds of what was sold </text:span><text:span text:style-name="T6">35</text:span><text:span text:style-name="T5">and laid it at the apostles’ feet, and it was distributed to each as any had ne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8T20:04:30.425000000</meta:creation-date>
    <dc:title>Hymn template</dc:title>
    <meta:editing-duration>PT15M50S</meta:editing-duration>
    <meta:editing-cycles>6</meta:editing-cycles>
    <meta:generator>LibreOffice/6.0.1.1$Windows_X86_64 LibreOffice_project/60bfb1526849283ce2491346ed2aa51c465abfe6</meta:generator>
    <meta:initial-creator>Arthur Hoch</meta:initial-creator>
    <dc:date>2018-04-06T14:27:27.974000000</dc:date>
    <meta:document-statistic meta:object-count="33"/>
    <meta:template xlink:type="simple" xlink:actuate="onRequest" xlink:title="Hymn template" xlink:href="../../AppData/Roaming/LibreOffice/4/user/template/Worship%20Templsates/Hymn%20template.otp" meta:date="2015-04-08T20:04:30.145000000"/>
  </office:meta>
</office:document-meta>
</file>